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 New" fo:font-size="10pt" style:font-size-asian="10pt" style:font-name-complex="Courier New2" style:font-size-complex="10pt"/>
    </style:style>
    <style:style style:name="P2" style:family="paragraph" style:parent-style-name="Standard">
      <style:paragraph-properties fo:margin-top="0in" fo:margin-bottom="0in" fo:line-height="100%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style:font-name="Courier New" fo:font-size="10pt" style:font-size-asian="10pt" style:font-name-complex="Courier New2" style:font-size-complex="10pt"/>
    </style:style>
    <style:style style:name="T3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4" style:family="text">
      <style:text-properties fo:font-size="10pt"/>
    </style:style>
    <style:style style:name="T5" style:family="text">
      <style:text-properties style:font-size-complex="10pt"/>
    </style:style>
    <style:style style:name="T6" style:family="text">
      <style:text-properties style:font-name="Courier New" fo:font-size="10pt" style:font-size-asian="10pt" style:font-name-complex="Courier New2" style:font-size-complex="10pt"/>
    </style:style>
    <style:style style:name="T7" style:family="text">
      <style:text-properties style:font-size-asian="10pt"/>
    </style:style>
    <style:style style:name="T8" style:family="text">
      <style:text-properties style:font-name="Courier New1"/>
    </style:style>
    <style:style style:name="T9" style:family="text">
      <style:text-properties style:font-name-asian="Courier New1"/>
    </style:style>
    <style:style style:name="T10" style:family="text">
      <style:text-properties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HOPPING SCRIPT:<text:line-break/><text:tab/>John went to the store .<text:line-break/><text:tab/>He got a kite .<text:line-break/><text:tab/>He went home .<text:line-break/><text:line-break/>John went to the store .<text:line-break/><text:span text:style-name="T3">(PTRANS<text:tab/>:ACTOR(HUMAN :NAME(JOHN) :GENDER(MALE))</text:span></text:p>
      <text:p text:style-name="P4"><text:span text:style-name="T3"><text:tab/><text:tab/>:OBJECT(HUMAN :NAME(JOHN) :GENDER(MALE))<text:line-break/><text:tab/><text:tab/>:FROM(null)<text:line-break/><text:tab/><text:tab/>:TO(STORE :NAME(null) :REF(DEF))<text:line-break/><text:tab/><text:tab/></text:span><text:span text:style-name="T3">:TIME(PAST))</text:span></text:p>
      <text:p text:style-name="P2">He got a kite .<text:line-break/><text:span text:style-name="T2">(ATRANS<text:tab/>:ACTOR(null)</text:span></text:p>
      <text:p text:style-name="P2"><text:span text:style-name="T2"><text:tab/><text:tab/>:OBJECT(KITE :REF(INDEF))</text:span></text:p>
      <text:p text:style-name="P2"><text:span text:style-name="T2"><text:tab/><text:tab/>:FROM(null)</text:span></text:p>
      <text:p text:style-name="P2"><text:span text:style-name="T2"><text:tab/><text:tab/>:TO(HUMAN :NAME(null) :GENDER(MALE))</text:span></text:p>
      <text:p text:style-name="Standard"><text:span text:style-name="T2"><text:tab/><text:tab/>:TIME(PAST))</text:span></text:p>
      <text:p text:style-name="P2">He went home .<text:line-break/><text:span text:style-name="T2">(PTRANS<text:tab/>:ACTOR(HUMAN :NAME(null) :GENDER(MALE))</text:span></text:p>
      <text:p text:style-name="P2"><text:span text:style-name="T2"><text:tab/><text:tab/>:OBJECT(HUMAN :NAME(null) :GENDER(MALE))</text:span></text:p>
      <text:p text:style-name="P2"><text:span text:style-name="T2"><text:tab/><text:tab/>:FROM(null)</text:span></text:p>
      <text:p text:style-name="P2"><text:span text:style-name="T2"><text:tab/><text:tab/>:TO(LOCATION :NAME(HOME))</text:span></text:p>
      <text:p text:style-name="Standard"><text:span text:style-name="T2"><text:tab/><text:tab/>:TIME(PAST))</text:span></text:p>
      <text:p text:style-name="Standard">FINAL OUTPUT:<text:line-break/><text:span text:style-name="T3">(SHOPPING<text:tab/>:SHOPPER(HUMAN :NAME(JOHN) :GENDER(MALE))<text:line-break/><text:tab/><text:tab/>:STORE(STORE :NAME(null) :REF(DEF))<text:line-break/><text:tab/><text:tab/>:PRODUCT(KITE :REF(INDEF))<text:line-break/><text:tab/><text:tab/>:SOMEPLACE(LOCATION :NAME(HOME))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AT_OUT SCRIPT:<text:line-break/><text:tab/>John went to a restaurant .<text:line-break/><text:tab/>He ordered a lobster .<text:line-break/><text:tab/>He left .</text:p>
      <text:p text:style-name="P2">John went to a restaurant .<text:line-break/><text:span text:style-name="T3">(PTRANS<text:tab/>:ACTOR(HUMAN :NAME(JOHN) :GENDER(MALE))</text:span></text:p>
      <text:p text:style-name="P4"><text:span text:style-name="T3"><text:tab/><text:tab/>:OBJECT(HUMAN :NAME(JOHN) :GENDER(MALE))<text:line-break/><text:tab/><text:tab/>:FROM(null)<text:line-break/><text:tab/><text:tab/>:TO(RESTAURANT :NAME(null) :REF(INDEF))<text:line-break/><text:tab/><text:tab/></text:span><text:span text:style-name="T3">:TIME(PAST))</text:span></text:p>
      <text:p text:style-name="P2">He ordered a lobster .<text:line-break/><text:span text:style-name="T2">(ATRANS<text:tab/>:ACTOR(null)</text:span></text:p>
      <text:p text:style-name="P2"><text:span text:style-name="T2"><text:tab/><text:tab/>:OBJECT(LOBSTER :REF(INDEF))</text:span></text:p>
      <text:p text:style-name="P2"><text:span text:style-name="T2"><text:tab/><text:tab/>:FROM(null)</text:span></text:p>
      <text:p text:style-name="P2"><text:span text:style-name="T2"><text:tab/><text:tab/>:TO(HUMAN :NAME(null) :GENDER(MALE))</text:span></text:p>
      <text:p text:style-name="P2"><text:span text:style-name="T2"><text:tab/><text:tab/>:TIME(PAST))</text:span><text:span text:style-name="T6"><text:line-break/></text:span></text:p>
      <text:p text:style-name="P2">He left .<text:line-break/><text:span text:style-name="T2">(PTRANS<text:tab/>:ACTOR(HUMAN :NAME(null) :GENDER(MALE))</text:span></text:p>
      <text:p text:style-name="P2"><text:span text:style-name="T2"><text:tab/><text:tab/>:OBJECT(HUMAN :NAME(null) :GENDER(MALE))</text:span></text:p>
      <text:p text:style-name="P2"><text:span text:style-name="T2"><text:tab/><text:tab/>:FROM(null)</text:span></text:p>
      <text:p text:style-name="P2"><text:span text:style-name="T2"><text:tab/><text:tab/>:TO(LOCATION :NAME(null))</text:span></text:p>
      <text:p text:style-name="P2"><text:span text:style-name="T2"><text:tab/><text:tab/>:TIME(PAST))</text:span></text:p>
      <text:p text:style-name="P1"/>
      <text:p text:style-name="Standard">FINAL OUTPUT:<text:line-break/><text:span text:style-name="T3">(EAT OUT<text:tab/>:DINER(HUMAN :NAME(JOHN) :GENDER(MALE))<text:line-break/><text:tab/><text:tab/>:RESTAURANT(RESTAURANT :NAME(null) :REF(INDEF))<text:line-break/><text:tab/><text:tab/>:MEAL(LOBSTER :REF(INDEF))<text:line-break/><text:tab/><text:tab/>:SOMEPLACE(LOCATION :NAME(null))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2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Lucida Sans Unicode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 </meta:initial-creator>
    <meta:editing-cycles>3</meta:editing-cycles>
    <meta:print-date>2009-11-06T02:33:00</meta:print-date>
    <meta:creation-date>2009-11-06T02:01:00</meta:creation-date>
    <dc:date>2009-11-08T00:36:50.70</dc:date>
    <meta:editing-duration>PT05H42M07S</meta:editing-duration>
    <meta:generator>OpenOffice.org/3.0$Win32 OpenOffice.org_project/300m9$Build-9358</meta:generator>
    <meta:document-statistic meta:table-count="0" meta:image-count="0" meta:object-count="0" meta:page-count="2" meta:paragraph-count="27" meta:word-count="153" meta:character-count="1445"/>
    <meta:template xlink:type="simple" xlink:actuate="onRequest" xlink:title="Normal.dotm" xlink:href=""/>
  </office:meta>
</office:document-meta>
</file>